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152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JITT 1.5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JITT 1.6</text:p>
          </table:table-cell>
        </table:table-row>
        <table:table-row table:style-name="ro1">
          <table:table-cell office:value-type="string" calcext:value-type="string">
            <text:p>Angelica</text:p>
          </table:table-cell>
          <table:table-cell office:value-type="string" calcext:value-type="string">
            <text:p>Arellano</text:p>
          </table:table-cell>
          <table:table-cell office:value-type="string" calcext:value-type="string">
            <text:p>aarella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/>
          <table:table-cell table:formula="of:=22.75/30" office:value-type="float" office:value="0.758333333333333" calcext:value-type="float">
            <text:p>0.758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na</text:p>
          </table:table-cell>
          <table:table-cell office:value-type="string" calcext:value-type="string">
            <text:p>Bonto</text:p>
          </table:table-cell>
          <table:table-cell office:value-type="string" calcext:value-type="string">
            <text:p>abont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1/10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/>
          <table:table-cell table:formula="of:=25.5/3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ce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scalder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 bonus</text:p>
          </table:table-cell>
          <table:table-cell table:formula="of:=15/30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Condon</text:p>
          </table:table-cell>
          <table:table-cell office:value-type="string" calcext:value-type="string">
            <text:p>mcond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19/30" office:value-type="float" office:value="0.633333333333333" calcext:value-type="float">
            <text:p>0.6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ica</text:p>
          </table:table-cell>
          <table:table-cell office:value-type="string" calcext:value-type="string">
            <text:p>Cooley</text:p>
          </table:table-cell>
          <table:table-cell office:value-type="string" calcext:value-type="string">
            <text:p>dcoole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/>
          <table:table-cell table:formula="of:=24/3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hy</text:p>
          </table:table-cell>
          <table:table-cell office:value-type="string" calcext:value-type="string">
            <text:p>Covarrubias</text:p>
          </table:table-cell>
          <table:table-cell office:value-type="string" calcext:value-type="string">
            <text:p>acovarr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2/11" office:value-type="float" office:value="0.836363636363636" calcext:value-type="float">
            <text:p>0.8363636364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table:formula="of:=21.5/30" office:value-type="float" office:value="0.716666666666667" calcext:value-type="float">
            <text:p>0.71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Eylon</text:p>
          </table:table-cell>
          <table:table-cell office:value-type="string" calcext:value-type="string">
            <text:p>meyl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table:formula="of:=27.5/30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ana</text:p>
          </table:table-cell>
          <table:table-cell office:value-type="string" calcext:value-type="string">
            <text:p>Firebaugh Ornelas</text:p>
          </table:table-cell>
          <table:table-cell office:value-type="string" calcext:value-type="string">
            <text:p>afirebau@poets.whittier.edu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ory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mhenr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azarte</text:p>
          </table:table-cell>
          <table:table-cell office:value-type="string" calcext:value-type="string">
            <text:p>slazarte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/>
          <table:table-cell table:formula="of:=24.5/30" office:value-type="float" office:value="0.816666666666667" calcext:value-type="float">
            <text:p>0.81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lopez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/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bma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22.5/3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Medina-Gonzalez</text:p>
          </table:table-cell>
          <table:table-cell office:value-type="string" calcext:value-type="string">
            <text:p>emedina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noe</text:p>
          </table:table-cell>
          <table:table-cell office:value-type="string" calcext:value-type="string">
            <text:p>Morihara</text:p>
          </table:table-cell>
          <table:table-cell office:value-type="string" calcext:value-type="string">
            <text:p>kmoriha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24/3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ulrooney</text:p>
          </table:table-cell>
          <table:table-cell office:value-type="string" calcext:value-type="string">
            <text:p>bmulro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/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bnguyen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rie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table:formula="of:=20/30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Telles</text:p>
          </table:table-cell>
          <table:table-cell office:value-type="string" calcext:value-type="string">
            <text:p>ttelle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/>
          <table:table-cell table:formula="of:=22/30"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Tuma</text:p>
          </table:table-cell>
          <table:table-cell office:value-type="string" calcext:value-type="string">
            <text:p>ttu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20.5/30" office:value-type="float" office:value="0.683333333333333" calcext:value-type="float">
            <text:p>0.68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4-06">00/00/0000</text:date>, <text:time style:data-style-name="N2" text:time-value="16:51:00.599064823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4:06:03</meta:creation-date>
    <dc:date>2018-04-06T16:54:18.732081431</dc:date>
    <meta:editing-duration>PT1H23M8S</meta:editing-duration>
    <meta:editing-cycles>29</meta:editing-cycles>
    <meta:document-statistic meta:table-count="1" meta:cell-count="244" meta:object-count="0"/>
  </office:meta>
</office:document-meta>
</file>